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4-10-2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3-12-11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3-08-15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2-12-01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1-04-22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0992" calcext:value-type="float">
            <text:p>28.5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1096" calcext:value-type="float">
            <text:p>28.5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6232" calcext:value-type="float">
            <text:p>28.52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7944" calcext:value-type="float">
            <text:p>28.5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1368" calcext:value-type="float">
            <text:p>28.47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1264" calcext:value-type="float">
            <text:p>28.4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5211161608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36" meta:object-count="0"/>
    <meta:user-defined meta:name="AppVersion">3.0</meta:user-defined>
  </office:meta>
</office:document-meta>
</file>